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margin-left="0cm" fo:margin-right="-0.025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FH14] <text:a xlink:type="simple" xlink:href="http://www.fraunhofer.de/de/institute-einrichtungen/verbuende-allianzen/Ambient_Assisted_Living.html" text:style-name="Internet_20_link" text:visited-style-name="Visited_20_Internet_20_Link">http://www.fraunhofer.de/de/institute-einrichtungen/verbuende-allianzen/Ambient_Assisted_Living.html</text:a></text:p>
      <text:p text:style-name="Standard"/>
      <text:p text:style-name="Standard">[WM14]<text:a xlink:type="simple" xlink:href="http://webmagazin.de/design/user-experience/Natural-User-Interfaces-Kunst-Nutzung-intuitiv-zu-gestalten" text:style-name="Internet_20_link" text:visited-style-name="Visited_20_Internet_20_Link">http://webmagazin.de/design/user-experience/Natural-User-Interfaces-Kunst-Nutzung-intuitiv-zu-gestalten</text:a></text:p>
      <text:p text:style-name="Standard"/>
      <text:p text:style-name="Standard">[SHE14]<text:a xlink:type="simple" xlink:href="http://she777.com/smart-home/49/smart-home/" text:style-name="Internet_20_link" text:visited-style-name="Visited_20_Internet_20_Link">http://she777.com/smart-home/49/smart-home/</text:a></text:p>
      <text:p text:style-name="Standard"/>
      <text:p text:style-name="Standard">[OH14] <text:a xlink:type="simple" xlink:href="http://www.openhab.org/" text:style-name="Internet_20_link" text:visited-style-name="Visited_20_Internet_20_Link">http://www.openhab.org/</text:a></text:p>
      <text:p text:style-name="Standard"/>
      <text:p text:style-name="Standard">[SH14] <text:a xlink:type="simple" xlink:href="http://de.selfhtml.org/intro/technologien/xml.htm" text:style-name="Internet_20_link" text:visited-style-name="Visited_20_Internet_20_Link">http://de.selfhtml.org/intro/technologien/xml.htm</text:a></text:p>
      <text:p text:style-name="Standard"/>
      <text:p text:style-name="Standard">[KM14] <text:a xlink:type="simple" xlink:href="http://kinect.mkoetting.de/" text:style-name="Internet_20_link" text:visited-style-name="Visited_20_Internet_20_Link"><text:span text:style-name="T1">http://kinect.mkoetting.de/</text:span></text:a></text:p>
      <text:p text:style-name="P1"/>
      <text:p text:style-name="Standard"><text:span text:style-name="T1">[ZB14] <text:s/></text:span><text:a xlink:type="simple" xlink:href="http://www.zigbee.org/" text:style-name="Internet_20_link" text:visited-style-name="Visited_20_Internet_20_Link"><text:span text:style-name="T1">http://www.zigbee.org/</text:span></text:a></text:p>
      <text:p text:style-name="P1"/>
      <text:p text:style-name="P1">[ZW14] <text:a xlink:type="simple" xlink:href="http://www.z-wave.com/" text:style-name="Internet_20_link" text:visited-style-name="Visited_20_Internet_20_Link">http://www.z-wave.com/</text:a></text:p>
      <text:p text:style-name="P1"/>
      <text:p text:style-name="P1">[KNX14] <text:a xlink:type="simple" xlink:href="http://www.knx.de/knx-de/" text:style-name="Internet_20_link" text:visited-style-name="Visited_20_Internet_20_Link">http://www.knx.de/knx-de/</text:a></text:p>
      <text:p text:style-name="P1"/>
      <text:p text:style-name="P2">[T14] <text:a xlink:type="simple" xlink:href="http://www.tinkerforge.com/de/" text:style-name="Internet_20_link" text:visited-style-name="Visited_20_Internet_20_Link">http://www.tinkerforge.com/de/</text:a></text:p>
      <text:p text:style-name="P2"/>
      <text:p text:style-name="P2">[OS14] <text:a xlink:type="simple" xlink:href="http://www.osgi.org/Main/HomePage" text:style-name="Internet_20_link" text:visited-style-name="Visited_20_Internet_20_Link">http://www.osgi.org/Main/HomePage</text:a></text:p>
      <text:p text:style-name="P2"/>
      <text:p text:style-name="P2"/>
      <text:p text:style-name="Standard"/>
      <text:p text:style-name="Standard"/>
      <text:p text:style-name="Standard"/>
      <text:p text:style-name="Standard">[UuP14] <text:s/><text:a xlink:type="simple" xlink:href="http://books.google.de/books?id=wBUvW7a_2CYC&amp;printsec=frontcover&amp;hl=de#v=onepage&amp;q&amp;f=false" text:style-name="Internet_20_link" text:visited-style-name="Visited_20_Internet_20_Link">http://books.google.de/books?id=wBUvW7a_2CYC&amp;printsec=frontcover&amp;hl=de#v=onepage&amp;q&amp;f=false</text:a></text:p>
      <text:p text:style-name="Standard"/>
      <text:p text:style-name="P3">[KOPS14] Kinect open source programming secrets</text:p>
      <text:p text:style-name="Standard"/>
      <text:p text:style-name="Standard"><text:s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53M17S</meta:editing-duration>
    <meta:editing-cycles>14</meta:editing-cycles>
    <meta:generator>OpenOffice/4.1.0$Win32 OpenOffice.org_project/410m18$Build-9764</meta:generator>
    <dc:date>2014-07-28T22:48:11.31</dc:date>
    <meta:document-statistic meta:table-count="0" meta:image-count="0" meta:object-count="0" meta:page-count="1" meta:paragraph-count="14" meta:word-count="28" meta:character-count="701"/>
    <meta:user-defined meta:name="Info 1"/>
    <meta:user-defined meta:name="Info 2"/>
    <meta:user-defined meta:name="Info 3"/>
    <meta:user-defined meta:name="Info 4"/>
  </office:meta>
</office:document-meta>
</file>